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 год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48630" calcext:value-type="float">
            <text:p>14863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43090" calcext:value-type="float">
            <text:p>14309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31960" calcext:value-type="float">
            <text:p>13196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36160" calcext:value-type="float">
            <text:p>13616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41940" calcext:value-type="float">
            <text:p>14194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34320" calcext:value-type="float">
            <text:p>13432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36060" calcext:value-type="float">
            <text:p>13606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51580" calcext:value-type="float">
            <text:p>15158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2100" calcext:value-type="float">
            <text:p>15210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-й год нет данных, но они есть в отчёте за 2015-й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50200" calcext:value-type="float">
            <text:p>15020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57580" calcext:value-type="float">
            <text:p>15758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55050" calcext:value-type="float">
            <text:p>15505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1330" calcext:value-type="float">
            <text:p>12133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1460" calcext:value-type="float">
            <text:p>111460</text:p>
          </table:table-cell>
          <table:table-cell office:value-type="string" calcext:value-type="string">
            <text:p>Сумма https://www.gks.ru/scripts/db_inet2/passport/table.aspx?opt=47615000201320142015201620172018 (пгт Никель) и https://www.gks.ru/dbscripts/munst/munst47/DBInet.cgi (Мончегорск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09100" calcext:value-type="float">
            <text:p>1091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04820" calcext:value-type="float">
            <text:p>10482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8271+37144" office:value-type="float" office:value="105415" calcext:value-type="float">
            <text:p>10541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Печенгского муниципального района и города Мончегорска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99360" calcext:value-type="float">
            <text:p>9936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ОАО «Кольская ГМК»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+Severo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754" calcext:value-type="float">
            <text:p>10275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данных по диоксиду серы по Печенгскому муниципальному району и городскому округу Мончегорск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Данные из госдоклада за 2007-й год; 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06</text:p>
          </table:table-cell>
          <table:table-cell office:value-type="string" calcext:value-type="string">
            <text:p>В отчёте за 2006 год нет данных, но они есть в отчёте за 2007-й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corporate_report</text:p>
          </table:table-cell>
          <table:table-cell office:value-type="float" office:value="1938800" calcext:value-type="float">
            <text:p>19388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 отчёта за 2007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rporate_report</text:p>
          </table:table-cell>
          <table:table-cell office:value-type="float" office:value="1950200" calcext:value-type="float">
            <text:p>1950200</text:p>
          </table:table-cell>
          <table:table-cell office:value-type="string" calcext:value-type="string">
            <text:p>https://www.nornickel.ru/sustainability/reporting/#2007</text:p>
          </table:table-cell>
          <table:table-cell office:value-type="string" calcext:value-type="string">
            <text:p>Таблица EN20 на с. 17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orporate_report</text:p>
          </table:table-cell>
          <table:table-cell office:value-type="float" office:value="1919950" calcext:value-type="float">
            <text:p>1919950</text:p>
          </table:table-cell>
          <table:table-cell office:value-type="string" calcext:value-type="string">
            <text:p>https://www.nornickel.ru/sustainability/reporting/#2008</text:p>
          </table:table-cell>
          <table:table-cell office:value-type="string" calcext:value-type="string">
            <text:p>Таблица EN20 на с. 133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orpor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s://www.nornickel.ru/sustainability/reporting/#2009</text:p>
          </table:table-cell>
          <table:table-cell office:value-type="string" calcext:value-type="string">
            <text:p>Таблица EN20 на с. 141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100" calcext:value-type="float">
            <text:p>19141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1880830" calcext:value-type="float">
            <text:p>1880830</text:p>
          </table:table-cell>
          <table:table-cell office:value-type="string" calcext:value-type="string">
            <text:p>https://www.nornickel.ru/sustainability/reporting/#2010</text:p>
          </table:table-cell>
          <table:table-cell office:value-type="string" calcext:value-type="string">
            <text:p>Таблица EN20 на с. 14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1740" calcext:value-type="float">
            <text:p>191174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1911710" calcext:value-type="float">
            <text:p>1911710</text:p>
          </table:table-cell>
          <table:table-cell office:value-type="string" calcext:value-type="string">
            <text:p>https://www.nornickel.ru/sustainability/reporting/#2011</text:p>
          </table:table-cell>
          <table:table-cell office:value-type="string" calcext:value-type="string">
            <text:p>Таблица EN20 на с. 229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 office:value-type="float" office:value="1908010" calcext:value-type="float">
            <text:p>1908010</text:p>
          </table:table-cell>
          <table:table-cell office:value-type="string" calcext:value-type="string">
            <text:p>https://www.nornickel.ru/sustainability/reporting/#2012</text:p>
          </table:table-cell>
          <table:table-cell office:value-type="string" calcext:value-type="string">
            <text:p>Таблица EN20 на с. 182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1881060" calcext:value-type="float">
            <text:p>1881060</text:p>
          </table:table-cell>
          <table:table-cell office:value-type="string" calcext:value-type="string">
            <text:p>https://www.nornickel.ru/sustainability/reporting/#2013</text:p>
          </table:table-cell>
          <table:table-cell office:value-type="string" calcext:value-type="string">
            <text:p>Таблица EN20 на с. 14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nornickel.ru/sustainability/reporting/#2014</text:p>
          </table:table-cell>
          <table:table-cell office:value-type="string" calcext:value-type="string">
            <text:p>В отчёте за 2014 год нет данных, но они есть в отчёте за 201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1797180" calcext:value-type="float">
            <text:p>179718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 отчёта за 2015 год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1853920" calcext:value-type="float">
            <text:p>1853920</text:p>
          </table:table-cell>
          <table:table-cell office:value-type="string" calcext:value-type="string">
            <text:p>https://www.nornickel.ru/sustainability/reporting/#2015</text:p>
          </table:table-cell>
          <table:table-cell office:value-type="string" calcext:value-type="string">
            <text:p>Таблица «Выбросы в атмосферу…» на с. 136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1758180" calcext:value-type="float">
            <text:p>1758180</text:p>
          </table:table-cell>
          <table:table-cell office:value-type="string" calcext:value-type="string">
            <text:p>https://www.nornickel.ru/sustainability/reporting/#2016</text:p>
          </table:table-cell>
          <table:table-cell office:value-type="string" calcext:value-type="string">
            <text:p>Таблица «Выбросы в атмосферу…» на с. 14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s://www.nornickel.ru/sustainability/reporting/#2017</text:p>
          </table:table-cell>
          <table:table-cell office:value-type="string" calcext:value-type="string">
            <text:p>Таблица «Выбросы в атмосферу…» на с. 134–135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1764650" calcext:value-type="float">
            <text:p>1764650</text:p>
          </table:table-cell>
          <table:table-cell office:value-type="string" calcext:value-type="string">
            <text:p>https://www.nornickel.ru/sustainability/reporting/#2018</text:p>
          </table:table-cell>
          <table:table-cell office:value-type="string" calcext:value-type="string">
            <text:p>Таблица «Выбросы в атмосферу…» на с. 150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764697" calcext:value-type="float">
            <text:p>17646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Норильск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1798640" calcext:value-type="float">
            <text:p>1798640</text:p>
          </table:table-cell>
          <table:table-cell office:value-type="string" calcext:value-type="string">
            <text:p>https://www.nornickel.ru/sustainability/reporting/#2019</text:p>
          </table:table-cell>
          <table:table-cell office:value-type="string" calcext:value-type="string">
            <text:p>Таблица «Выбросы в атмосферу…» на с. 294, данные для Заполярного филиала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98685" calcext:value-type="float">
            <text:p>179868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рильск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5704/CSR%20Report%202010_Severstal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072/Severstal_SocialReport_2011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0308/APA0255-Web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3161/Severstal_CSR_Report_2014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5732/Severstal_CSR_Report_2015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0943/Severstal_CSR_Report_2016_rus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2123/social_report_2017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28592/CSR_SD_Report_2018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остомукшский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ef9/Gosdoklad_2019_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44632/Severstal_CSR_SD_Report_2019_RU.pd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66956" calcext:value-type="float">
            <text:p>66956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 office:value-type="string" calcext:value-type="string">
            <text:p>Таблица 150 на с. 258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://portal.dvinaland.ru/docs/pub/af1c7fa574d5a29ff3d89db933606f67/Doklad_2016.pdf</text:p>
          </table:table-cell>
          <table:table-cell office:value-type="string" calcext:value-type="string">
            <text:p>Таблица 181 на с. 268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portal.dvinaland.ru/docs/pub/85e9d60d131e8a95e3d74f1a086740ca/Doklad_2017.pdf</text:p>
          </table:table-cell>
          <table:table-cell office:value-type="string" calcext:value-type="string">
            <text:p>Таблица 170 на с. 266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https://portal.dvinaland.ru/docs/pub/384f462435bdaf81b24467a7cdcff979/Doklad_2018.pdf</text:p>
          </table:table-cell>
          <table:table-cell office:value-type="string" calcext:value-type="string">
            <text:p>Таблица 5.1-4 на с. 292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веродвинск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Костомукша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0800" calcext:value-type="float">
            <text:p>30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9000" calcext:value-type="float">
            <text:p>290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4600" calcext:value-type="float">
            <text:p>246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8250" calcext:value-type="float">
            <text:p>2825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210" calcext:value-type="float">
            <text:p>2121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0200" calcext:value-type="float">
            <text:p>202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8439" calcext:value-type="float">
            <text:p>1843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еровский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7340" calcext:value-type="float">
            <text:p>173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еровский городской округ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2100" calcext:value-type="float">
            <text:p>321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1300" calcext:value-type="float">
            <text:p>313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1200" calcext:value-type="float">
            <text:p>31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300" calcext:value-type="float">
            <text:p>223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9287" calcext:value-type="float">
            <text:p>1928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расноуральск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9023" calcext:value-type="float">
            <text:p>1902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Красноуральск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24700" calcext:value-type="float">
            <text:p>247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5400" calcext:value-type="float">
            <text:p>254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3040" calcext:value-type="float">
            <text:p>230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2740" calcext:value-type="float">
            <text:p>2274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ировградский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2687" calcext:value-type="float">
            <text:p>2268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ировградский городской округ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35500" calcext:value-type="float">
            <text:p>1355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42900" calcext:value-type="float">
            <text:p>1429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41200" calcext:value-type="float">
            <text:p>14120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33800" calcext:value-type="float">
            <text:p>13380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41400" calcext:value-type="float">
            <text:p>141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33313" calcext:value-type="float">
            <text:p>13331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фтинский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3872" calcext:value-type="float">
            <text:p>14387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фтинский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http://mprso.midural.ru/uploads/gos_doklad_2010.pdf</text:p>
          </table:table-cell>
          <table:table-cell office:value-type="string" calcext:value-type="string">
            <text:p>Таблица 5.2.1 на с. 214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ttp://mprso.midural.ru/uploads/2011.pdf</text:p>
          </table:table-cell>
          <table:table-cell office:value-type="string" calcext:value-type="string">
            <text:p>Таблица 6.2.1 на с. 22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 Таблица 5.2.1 на с. 233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 Таблица 5.2.1 на с. 223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 office:value-type="string" calcext:value-type="string">
            <text:p>Таблица 5.2.1 на с. 19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http://mprso.midural.ru/uploads/doklad2016.pdf</text:p>
          </table:table-cell>
          <table:table-cell office:value-type="string" calcext:value-type="string">
            <text:p>Таблица 5.2.1 на с. 205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 office:value-type="string" calcext:value-type="string">
            <text:p>Таблица 5.2.1 на с. 202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518" calcext:value-type="float">
            <text:p>251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евда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Ревда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Верхнеуфалейский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Верхнеуфалейский городской округ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«Муниципальных образований города Москвы»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3740" calcext:value-type="float">
            <text:p>13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сумма всех округов в регионе Москва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755" calcext:value-type="float">
            <text:p>375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Карабашский городской округ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516" calcext:value-type="float">
            <text:p>551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Карабашский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9748" calcext:value-type="float">
            <text:p>3974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Уфа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Рязань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Рязань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ронский муниципальный район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853" calcext:value-type="float">
            <text:p>108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ронский муниципальный район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1795" calcext:value-type="float">
            <text:p>517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знецкий (просто, не муниципальный район)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301" calcext:value-type="float">
            <text:p>4530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Новокузнецкий городской округ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9837" calcext:value-type="float">
            <text:p>9837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Магнитогорский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" calcext:value-type="float">
            <text:p>491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Магнитогорский городской округ - город Магнитогор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куйбышевск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Новокуйбышевс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Липецк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20313" calcext:value-type="float">
            <text:p>2031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Липецк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56645+6515" office:value-type="float" office:value="63160" calcext:value-type="float">
            <text:p>6316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Ангарского муниципального района и Ангарское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Ангарское городское муниципальное образование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table:formula="of:=66676+390" office:value-type="float" office:value="67066" calcext:value-type="float">
            <text:p>67066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сумма Оренбургского муниципального района и города Оренбурга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table:formula="of:=1120+50871" office:value-type="float" office:value="51991" calcext:value-type="float">
            <text:p>519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енбург + Оренбургский муниципальный район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Медногорск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57" calcext:value-type="float">
            <text:p>5457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Медног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рск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Ор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Новочеркасск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9199" calcext:value-type="float">
            <text:p>4919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Новочеркасск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Астрахань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ород Астрахань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Пермский (городской округ).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Пермский городской округ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4658" calcext:value-type="float">
            <text:p>14658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Ярославль.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14740" calcext:value-type="float">
            <text:p>14740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Ярославль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11474" calcext:value-type="float">
            <text:p>11474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Троицкий (муниципальный район в Челябинской области)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Троицкий городской округ - город Троицк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37170" calcext:value-type="float">
            <text:p>37170</text:p>
          </table:table-cell>
          <table:table-cell/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rporate_report</text:p>
          </table:table-cell>
          <table:table-cell office:value-type="float" office:value="27290" calcext:value-type="float">
            <text:p>27290</text:p>
          </table:table-cell>
          <table:table-cell office:value-type="string" calcext:value-type="string">
            <text:p>https://www.severstal.com/files/5704/CSR%20Report%202010_Severstal.pdf</text:p>
          </table:table-cell>
          <table:table-cell office:value-type="string" calcext:value-type="string">
            <text:p>Из корпоративной отчётности за 2011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rporate_report</text:p>
          </table:table-cell>
          <table:table-cell office:value-type="float" office:value="27860" calcext:value-type="float">
            <text:p>27860</text:p>
          </table:table-cell>
          <table:table-cell office:value-type="string" calcext:value-type="string">
            <text:p>https://www.severstal.com/files/10072/Severstal_SocialReport_2011.pdf</text:p>
          </table:table-cell>
          <table:table-cell office:value-type="string" calcext:value-type="string">
            <text:p>Таблица «Северсталь Российская Сталь» на с. 103, данные по череповецкой промплощадке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orporate_report</text:p>
          </table:table-cell>
          <table:table-cell/>
          <table:table-cell office:value-type="string" calcext:value-type="string">
            <text:p>https://www.severstal.com/files/11998/Severstal_SocialReport_2012_rus.pdf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rporate_report</text:p>
          </table:table-cell>
          <table:table-cell office:value-type="float" office:value="27351" calcext:value-type="float">
            <text:p>27351</text:p>
          </table:table-cell>
          <table:table-cell office:value-type="string" calcext:value-type="string">
            <text:p>https://www.severstal.com/files/10308/APA0255-Web.pdf</text:p>
          </table:table-cell>
          <table:table-cell office:value-type="string" calcext:value-type="string">
            <text:p>Из корпоративной отчётности за 2014 год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rporate_report</text:p>
          </table:table-cell>
          <table:table-cell office:value-type="float" office:value="26645" calcext:value-type="float">
            <text:p>26645</text:p>
          </table:table-cell>
          <table:table-cell office:value-type="string" calcext:value-type="string">
            <text:p>https://www.severstal.com/files/13161/Severstal_CSR_Report_2014_RUS.pdf</text:p>
          </table:table-cell>
          <table:table-cell office:value-type="string" calcext:value-type="string">
            <text:p>Таблица «Выбросы в атмосферу…» на с. 7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rporate_report</text:p>
          </table:table-cell>
          <table:table-cell office:value-type="float" office:value="26418" calcext:value-type="float">
            <text:p>26418</text:p>
          </table:table-cell>
          <table:table-cell office:value-type="string" calcext:value-type="string">
            <text:p>https://www.severstal.com/files/15732/Severstal_CSR_Report_2015_rus.pdf</text:p>
          </table:table-cell>
          <table:table-cell office:value-type="string" calcext:value-type="string">
            <text:p>Таблица «Выбросы в атмосферу…» на с. 144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rporate_report</text:p>
          </table:table-cell>
          <table:table-cell office:value-type="float" office:value="24334" calcext:value-type="float">
            <text:p>24334</text:p>
          </table:table-cell>
          <table:table-cell office:value-type="string" calcext:value-type="string">
            <text:p>https://www.severstal.com/files/20943/Severstal_CSR_Report_2016_rus.pdf</text:p>
          </table:table-cell>
          <table:table-cell office:value-type="string" calcext:value-type="string">
            <text:p>Таблица «Выбросы в атмосферу…» на с. 9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rporate_report</text:p>
          </table:table-cell>
          <table:table-cell office:value-type="float" office:value="27968" calcext:value-type="float">
            <text:p>27968</text:p>
          </table:table-cell>
          <table:table-cell office:value-type="string" calcext:value-type="string">
            <text:p>https://www.severstal.com/files/22123/social_report_2017.pdf</text:p>
          </table:table-cell>
          <table:table-cell office:value-type="string" calcext:value-type="string">
            <text:p>Таблица «Выбросы в атмосферу…» на с. 9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orporate_report</text:p>
          </table:table-cell>
          <table:table-cell office:value-type="float" office:value="26407" calcext:value-type="float">
            <text:p>26407</text:p>
          </table:table-cell>
          <table:table-cell office:value-type="string" calcext:value-type="string">
            <text:p>https://www.severstal.com/files/28592/CSR_SD_Report_2018_RU.pdf</text:p>
          </table:table-cell>
          <table:table-cell office:value-type="string" calcext:value-type="string">
            <text:p>Таблица «Выбросы в атмосферу…» на с. 73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30123" calcext:value-type="float">
            <text:p>30123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Череповец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rporate_report</text:p>
          </table:table-cell>
          <table:table-cell office:value-type="float" office:value="27458" calcext:value-type="float">
            <text:p>27458</text:p>
          </table:table-cell>
          <table:table-cell office:value-type="string" calcext:value-type="string">
            <text:p>https://www.severstal.com/files/44632/Severstal_CSR_SD_Report_2019_RU.pdf</text:p>
          </table:table-cell>
          <table:table-cell office:value-type="string" calcext:value-type="string">
            <text:p>Таблица «Выбросы в атмосферу…» на с. 76, данные по дивизиону «Северсталь Российская Сталь», в котором 98% выбросов дает Череповецкий комбинат (о 98% написано на с. 57 в корпоративной отчётности за 2010 год).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г. Череповец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tp</text:p>
          </table:table-cell>
          <table:table-cell office:value-type="float" office:value="77502" calcext:value-type="float">
            <text:p>77502</text:p>
          </table:table-cell>
          <table:table-cell office:value-type="string" calcext:value-type="string">
            <text:p>http://old.rpn.gov.ru/sites/default/files/od-human-read/2-tp_vozduh_2018.zip</text:p>
          </table:table-cell>
          <table:table-cell office:value-type="string" calcext:value-type="string">
            <text:p>Муниципальные Районы, Арктика.xls, лист SO2, город Омск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tp</text:p>
          </table:table-cell>
          <table:table-cell office:value-type="float" office:value="45538" calcext:value-type="float">
            <text:p>45538</text:p>
          </table:table-cell>
          <table:table-cell office:value-type="string" calcext:value-type="string">
            <text:p>https://rpn.gov.ru/upload/iblock/8b7/8b7b1a124545ef0e0dd60698730aa8c3.rar</text:p>
          </table:table-cell>
          <table:table-cell office:value-type="string" calcext:value-type="string">
            <text:p>/2-ТП (воздух) за 2019 год, актуализация 02.07.2020/Субъекты РФ/1 - Вещества по Субъектам РФ и ОКТМО.xlsx — Городской округ - город Омск.</text:p>
          </table:table-cell>
        </table:table-row>
      </table:table>
      <table:table table:name="Лист2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+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territory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nornickel.ru/sustainability/reporting/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https://www.severstal.com/rus/sustainable-development/documents/reports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Russia</text:p>
          </table:table-cell>
          <table:table-cell office:value-type="string" calcext:value-type="string">
            <text:p>https://rpn.gov.ru/activity/reports-receiving/air/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http://old.rpn.gov.ru/sites/default/files/od-human-read/2-tp_vozduh_2018.zi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4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13:48:03.82587402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8-03T17:02:01.553355566</dc:date>
    <dc:creator>Anonymous  </dc:creator>
    <meta:editing-duration>P1DT14H34M14S</meta:editing-duration>
    <meta:editing-cycles>169</meta:editing-cycles>
    <meta:generator>LibreOffice/6.2.4.2$Linux_X86_64 LibreOffice_project/20$Build-2</meta:generator>
    <meta:document-statistic meta:table-count="2" meta:cell-count="3812" meta:object-count="0"/>
  </office:meta>
</office:document-meta>
</file>